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8.25pt"/>
    </style:style>
    <style:style style:name="co2" style:family="table-column">
      <style:table-column-properties fo:break-before="auto" style:column-width="137.25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4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4">
      <style:table-cell-properties fo:border-bottom="none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8" table:default-cell-style-name="Default"/>
        <table:table-column table:style-name="co4" table:number-columns-repeated="1003" table:default-cell-style-name="Default"/>
        <table:table-row table:style-name="ro1">
          <table:table-cell table:style-name="ce1" office:value-type="string" calcext:value-type="string">
            <text:p>Concepto</text:p>
          </table:table-cell>
          <table:table-cell table:style-name="ce13" office:value-type="string" calcext:value-type="string">
            <text:p>Desglose</text:p>
          </table:table-cell>
          <table:table-cell table:style-name="ce25" office:value-type="string" calcext:value-type="string">
            <text:p>total</text:p>
          </table:table-cell>
          <table:table-cell table:style-name="ce36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úmero de equipos reciclados</text:p>
          </table:table-cell>
          <table:table-cell table:style-name="ce14" office:value-type="string" calcext:value-type="string">
            <text:p>11 ugr + 38 ongs</text:p>
          </table:table-cell>
          <table:table-cell table:style-name="ce26" office:value-type="float" office:value="49" calcext:value-type="float">
            <text:p>49</text:p>
          </table:table-cell>
          <table:table-cell table:style-name="ce37"/>
          <table:table-cell table:style-name="ce40" office:value-type="string" calcext:value-type="string">
            <text:p>Total costes:</text:p>
          </table:table-cell>
          <table:table-cell table:style-name="ce44" table:formula="of:=SUM([.C3:.C7])" office:value-type="string" office:string-value="1619" calcext:value-type="string">
            <text:p>1619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office:annotation draw:style-name="gr1" draw:text-style-name="P2" svg:width="490.48pt" svg:height="29.17pt" svg:x="199.5pt" svg:y="41.67pt" draw:caption-point-x="-11.54pt" draw:caption-point-y="-15.9pt">
              <dc:date>2017-05-17T00:00:00</dc:date>
              <text:p text:style-name="P1">sueldos del mes de Julio</text:p>
              <text:p text:style-name="P1"/>
            </office:annotation>
            <text:p>sueldos de reciclaje</text:p>
          </table:table-cell>
          <table:table-cell table:style-name="ce15" office:value-type="string" calcext:value-type="string">
            <text:p>500+500+250</text:p>
          </table:table-cell>
          <table:table-cell table:style-name="ce27" office:value-type="float" office:value="1250" calcext:value-type="float">
            <text:p>1250</text:p>
          </table:table-cell>
          <table:table-cell table:style-name="ce38"/>
          <table:table-cell table:style-name="ce41" office:value-type="string" calcext:value-type="string">
            <office:annotation draw:style-name="gr1" draw:text-style-name="P2" svg:width="432pt" svg:height="20.98pt" svg:x="689.98pt" svg:y="45.75pt" draw:caption-point-x="-11.54pt" draw:caption-point-y="-19.98pt">
              <dc:date>2017-05-17T00:00:00</dc:date>
              <text:p text:style-name="P1">teniendo en cuenta los 49 equipos, no solo los de las ongs</text:p>
            </office:annotation>
            <text:p>Coste por equipo</text:p>
          </table:table-cell>
          <table:table-cell table:style-name="ce45" table:formula="of:=[.F2]/[.C2]" office:value-type="string" office:string-value="33.04" calcext:value-type="string">
            <text:p>33.04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" office:value-type="string" calcext:value-type="string">
            <office:annotation draw:style-name="gr1" draw:text-style-name="P2" svg:width="490.48pt" svg:height="29.17pt" svg:x="199.5pt" svg:y="54.43pt" draw:caption-point-x="-11.54pt" draw:caption-point-y="-15.9pt">
              <dc:date>2017-05-17T00:00:00</dc:date>
              <text:p text:style-name="P1">hemos estimado que un sexto de las pagas de serafín y de mis prácticas han sido para las recogidas. En un futuro este coste seguiría existiendo.</text:p>
            </office:annotation>
            <text:p>pagas de mayo y junio destinadas a recogidas</text:p>
          </table:table-cell>
          <table:table-cell table:style-name="ce14" office:value-type="string" calcext:value-type="string">
            <text:p>(400/6 +275/6)*2 meses</text:p>
          </table:table-cell>
          <table:table-cell table:style-name="ce26" table:formula="of:=(400/6 + 275/6)*2" office:value-type="string" office:string-value="225" calcext:value-type="string">
            <text:p>225</text:p>
          </table:table-cell>
          <table:table-cell table:style-name="ce39"/>
          <table:table-cell table:style-name="ce42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office:annotation draw:style-name="gr2" draw:text-style-name="P2" svg:width="490.48pt" svg:height="21pt" svg:x="199.5pt" svg:y="71.23pt" draw:caption-point-x="-11.54pt" draw:caption-point-y="-19.96pt">
              <dc:date>2017-05-17T00:00:00</dc:date>
              <text:p text:style-name="P1">es el coste de la gasolina de la furgoneta (no de nuestros coches privados)</text:p>
            </office:annotation>
            <text:p>transporte</text:p>
          </table:table-cell>
          <table:table-cell table:style-name="ce16"/>
          <table:table-cell table:style-name="ce28"/>
          <table:table-cell table:style-name="ce39"/>
          <table:table-cell table:number-columns-repeated="1020"/>
        </table:table-row>
        <table:table-row table:style-name="ro1">
          <table:table-cell table:style-name="ce5" office:value-type="string" calcext:value-type="string">
            <office:annotation draw:style-name="gr2" draw:text-style-name="P2" svg:width="490.48pt" svg:height="21pt" svg:x="199.5pt" svg:y="83.99pt" draw:caption-point-x="-11.54pt" draw:caption-point-y="-19.98pt">
              <dc:date>2017-05-17T00:00:00</dc:date>
              <text:p text:style-name="P1">el precio de los transportes en las recogidas de los meses mayo, junio y julio</text:p>
            </office:annotation>
            <text:p>recogida material</text:p>
          </table:table-cell>
          <table:table-cell table:style-name="ce17" office:value-type="string" calcext:value-type="string">
            <text:p>12 Recogidas*4€</text:p>
          </table:table-cell>
          <table:table-cell table:style-name="ce29" table:formula="of:=12*4" office:value-type="string" office:string-value="48" calcext:value-type="string">
            <text:p>48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6" office:value-type="string" calcext:value-type="string">
            <office:annotation draw:style-name="gr2" draw:text-style-name="P2" svg:width="490.48pt" svg:height="21pt" svg:x="199.5pt" svg:y="96.75pt" draw:caption-point-x="-11.54pt" draw:caption-point-y="-19.98pt">
              <dc:date>2017-05-17T00:00:00</dc:date>
              <text:p text:style-name="P1">hemos cogido de media la furgoneta 3 veces a al semana para venir. el resto ha sido con vehículo propio</text:p>
            </office:annotation>
            <text:p>viajes a peligros</text:p>
          </table:table-cell>
          <table:table-cell table:style-name="ce18" office:value-type="string" calcext:value-type="string">
            <text:p>8 semanas *3 veces/semana*4 €</text:p>
          </table:table-cell>
          <table:table-cell table:style-name="ce30" table:formula="of:=8*3*4" office:value-type="string" office:string-value="96" calcext:value-type="string">
            <text:p>96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7"/>
          <table:table-cell table:style-name="ce19"/>
          <table:table-cell table:style-name="ce31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3ª campaña</text:p>
          </table:table-cell>
          <table:covered-table-cell table:number-columns-repeated="2" table:style-name="ce20"/>
          <table:table-cell table:number-columns-repeated="1021"/>
        </table:table-row>
        <table:table-row table:style-name="ro1">
          <table:table-cell table:style-name="ce3" office:value-type="string" calcext:value-type="string">
            <text:p>Número de equipos reciclados</text:p>
          </table:table-cell>
          <table:table-cell table:style-name="ce15" office:value-type="string" calcext:value-type="string">
            <text:p>8 ugr + 91 ongs</text:p>
          </table:table-cell>
          <table:table-cell table:style-name="ce27" office:value-type="float" office:value="99" calcext:value-type="float">
            <text:p>99</text:p>
          </table:table-cell>
          <table:table-cell table:style-name="ce39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úmero de impresoras</text:p>
          </table:table-cell>
          <table:table-cell table:style-name="ce14" office:value-type="string" calcext:value-type="string">
            <text:p>46 + 4 reserva</text:p>
          </table:table-cell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Total costes:</text:p>
          </table:table-cell>
          <table:table-cell table:style-name="ce44" table:formula="of:=SUM([.C12:.C15])" office:value-type="string" office:string-value="1828" calcext:value-type="string">
            <text:p>1828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office:annotation draw:style-name="gr2" draw:text-style-name="P2" svg:width="490.48pt" svg:height="29.17pt" svg:x="199.5pt" svg:y="156.42pt" draw:caption-point-x="-11.54pt" draw:caption-point-y="-15.9pt">
              <dc:date>2017-05-17T00:00:00</dc:date>
              <text:p text:style-name="P1">sueldos del mes de Julio</text:p>
              <text:p text:style-name="P1"/>
            </office:annotation>
            <text:p>sueldos de reciclaje</text:p>
          </table:table-cell>
          <table:table-cell table:style-name="ce15" office:value-type="string" calcext:value-type="string">
            <text:p>500+500+400+400</text:p>
          </table:table-cell>
          <table:table-cell table:style-name="ce27" office:value-type="float" office:value="1800" calcext:value-type="float">
            <text:p>1800</text:p>
          </table:table-cell>
          <table:table-cell table:style-name="ce38"/>
          <table:table-cell table:style-name="ce43" office:value-type="string" calcext:value-type="string">
            <office:annotation draw:style-name="gr2" draw:text-style-name="P2" svg:width="432pt" svg:height="21pt" svg:x="689.98pt" svg:y="160.5pt" draw:caption-point-x="-11.54pt" draw:caption-point-y="-19.98pt">
              <dc:date>2017-05-17T00:00:00</dc:date>
              <text:p text:style-name="P1">teniendo en cuenta los 49 equipos, no solo los de las ongs</text:p>
            </office:annotation>
            <text:p>Coste por impresora</text:p>
          </table:table-cell>
          <table:table-cell table:style-name="ce46" table:formula="of:=[.F11]/([.C10]*5+[.C11])" office:value-type="string" office:string-value="3.35" calcext:value-type="string">
            <text:p>3.35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9" office:value-type="string" calcext:value-type="string">
            <office:annotation draw:style-name="gr1" draw:text-style-name="P2" svg:width="490.48pt" svg:height="20.98pt" svg:x="199.5pt" svg:y="173.25pt" draw:caption-point-x="-11.54pt" draw:caption-point-y="-19.98pt">
              <dc:date>2017-05-17T00:00:00</dc:date>
              <text:p text:style-name="P1">es el coste de la gasolina de la furgoneta (no de nuestros coches privados)</text:p>
            </office:annotation>
            <text:p>transporte</text:p>
          </table:table-cell>
          <table:table-cell table:style-name="ce21"/>
          <table:table-cell table:style-name="ce32"/>
          <table:table-cell table:style-name="ce38"/>
          <table:table-cell table:style-name="ce41" office:value-type="string" calcext:value-type="string">
            <office:annotation draw:style-name="gr1" draw:text-style-name="P2" svg:width="432pt" svg:height="20.98pt" svg:x="689.98pt" svg:y="173.25pt" draw:caption-point-x="-11.54pt" draw:caption-point-y="-19.98pt">
              <dc:date>2017-05-17T00:00:00</dc:date>
              <text:p text:style-name="P1">teniendo en cuenta los 49 equipos, no solo los de las ongs</text:p>
            </office:annotation>
            <text:p>Coste por equipo</text:p>
          </table:table-cell>
          <table:table-cell table:style-name="ce45" table:formula="of:=[.F11]/([.C10]+[.C11]/5)" office:value-type="string" office:string-value="16.77" calcext:value-type="string">
            <text:p>16.77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10" office:value-type="string" calcext:value-type="string">
            <text:p>recogida material</text:p>
          </table:table-cell>
          <table:table-cell table:style-name="ce22" office:value-type="string" calcext:value-type="string">
            <text:p>4 Recogidas*4€</text:p>
          </table:table-cell>
          <table:table-cell table:style-name="ce33" table:formula="of:=4*4" office:value-type="string" office:string-value="16" calcext:value-type="string">
            <text:p>16</text:p>
          </table:table-cell>
          <table:table-cell table:style-name="ce39"/>
          <table:table-cell table:style-name="ce42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office:annotation draw:style-name="gr2" draw:text-style-name="P2" svg:width="490.48pt" svg:height="21pt" svg:x="199.5pt" svg:y="198.74pt" draw:caption-point-x="-11.54pt" draw:caption-point-y="-19.96pt">
              <dc:date>2017-05-17T00:00:00</dc:date>
              <text:p text:style-name="P1">hemos cogido de media la furgoneta 3 veces a al semana para venir. el resto ha sido con vehículo propio</text:p>
            </office:annotation>
            <text:p>viajes a peligros</text:p>
          </table:table-cell>
          <table:table-cell table:style-name="ce23" office:value-type="string" calcext:value-type="string">
            <text:p>3 viajes *4 €</text:p>
          </table:table-cell>
          <table:table-cell table:style-name="ce34" table:formula="of:=3*4" office:value-type="string" office:string-value="12" calcext:value-type="string">
            <text:p>12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7"/>
          <table:table-cell table:style-name="ce19"/>
          <table:table-cell table:style-name="ce31"/>
          <table:table-cell table:number-columns-repeated="1021"/>
        </table:table-row>
        <table:table-row table:style-name="ro1">
          <table:table-cell table:style-name="ce12"/>
          <table:table-cell table:style-name="ce24"/>
          <table:table-cell table:style-name="ce35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4ª campaña</text:p>
          </table:table-cell>
          <table:covered-table-cell table:number-columns-repeated="2" table:style-name="ce20"/>
          <table:table-cell table:number-columns-repeated="1021"/>
        </table:table-row>
        <table:table-row table:style-name="ro1">
          <table:table-cell table:style-name="ce3" office:value-type="string" calcext:value-type="string">
            <text:p>Número de equipos reciclados</text:p>
          </table:table-cell>
          <table:table-cell table:style-name="ce15" office:value-type="string" calcext:value-type="string">
            <text:p>x ugr + y ongs</text:p>
          </table:table-cell>
          <table:table-cell table:style-name="ce27" office:value-type="float" office:value="99" calcext:value-type="float">
            <text:p>99</text:p>
          </table:table-cell>
          <table:table-cell table:style-name="ce39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úmero de impresoras</text:p>
          </table:table-cell>
          <table:table-cell table:style-name="ce14" office:value-type="string" calcext:value-type="string">
            <text:p>x + y reserva</text:p>
          </table:table-cell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Total costes:</text:p>
          </table:table-cell>
          <table:table-cell table:style-name="ce44" table:formula="of:=SUM([.C21:.C24])" office:value-type="string" office:string-value="1816" calcext:value-type="string">
            <text:p>181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office:annotation draw:style-name="gr2" draw:text-style-name="P2" svg:width="490.48pt" svg:height="29.17pt" svg:x="199.5pt" svg:y="271.16pt" draw:caption-point-x="-11.54pt" draw:caption-point-y="-15.9pt">
              <dc:date>2017-05-17T00:00:00</dc:date>
              <text:p text:style-name="P1">sueldos del mes de Julio</text:p>
              <text:p text:style-name="P1"/>
            </office:annotation>
            <text:p>sueldos de reciclaje</text:p>
          </table:table-cell>
          <table:table-cell table:style-name="ce15" office:value-type="string" calcext:value-type="string">
            <text:p>x+y+z</text:p>
          </table:table-cell>
          <table:table-cell table:style-name="ce27" office:value-type="float" office:value="1800" calcext:value-type="float">
            <text:p>1800</text:p>
          </table:table-cell>
          <table:table-cell table:style-name="ce38"/>
          <table:table-cell table:style-name="ce43" office:value-type="string" calcext:value-type="string">
            <office:annotation draw:style-name="gr2" draw:text-style-name="P2" svg:width="432pt" svg:height="21pt" svg:x="689.98pt" svg:y="275.24pt" draw:caption-point-x="-11.54pt" draw:caption-point-y="-19.98pt">
              <dc:date>2017-05-17T00:00:00</dc:date>
              <text:p text:style-name="P1">teniendo en cuenta los 49 equipos, no solo los de las ongs</text:p>
            </office:annotation>
            <text:p>Coste por impresora</text:p>
          </table:table-cell>
          <table:table-cell table:style-name="ce46" table:formula="of:=[.F20]/([.C19]*5+[.C20])" office:value-type="string" office:string-value="3.33" calcext:value-type="string">
            <text:p>3.33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9" office:value-type="string" calcext:value-type="string">
            <office:annotation draw:style-name="gr2" draw:text-style-name="P2" svg:width="490.48pt" svg:height="21pt" svg:x="199.5pt" svg:y="288pt" draw:caption-point-x="-11.54pt" draw:caption-point-y="-19.98pt">
              <dc:date>2017-05-17T00:00:00</dc:date>
              <text:p text:style-name="P1">es el coste de la gasolina de la furgoneta (no de nuestros coches privados)</text:p>
            </office:annotation>
            <text:p>transporte</text:p>
          </table:table-cell>
          <table:table-cell table:style-name="ce21"/>
          <table:table-cell table:style-name="ce32"/>
          <table:table-cell table:style-name="ce38"/>
          <table:table-cell table:style-name="ce41" office:value-type="string" calcext:value-type="string">
            <office:annotation draw:style-name="gr2" draw:text-style-name="P2" svg:width="432pt" svg:height="21pt" svg:x="689.98pt" svg:y="288pt" draw:caption-point-x="-11.54pt" draw:caption-point-y="-19.98pt">
              <dc:date>2017-05-17T00:00:00</dc:date>
              <text:p text:style-name="P1">teniendo en cuenta los 49 equipos, no solo los de las ongs</text:p>
            </office:annotation>
            <text:p>Coste por equipo</text:p>
          </table:table-cell>
          <table:table-cell table:style-name="ce45" table:formula="of:=[.F20]/([.C19]+[.C20]/5)" office:value-type="string" office:string-value="16.66" calcext:value-type="string">
            <text:p>16.6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10" office:value-type="string" calcext:value-type="string">
            <text:p>recogida material</text:p>
          </table:table-cell>
          <table:table-cell table:style-name="ce22" office:value-type="string" calcext:value-type="string">
            <text:p>4 Recogidas*4€</text:p>
          </table:table-cell>
          <table:table-cell table:style-name="ce33" table:formula="of:=4*4" office:value-type="string" office:string-value="16" calcext:value-type="string">
            <text:p>16</text:p>
          </table:table-cell>
          <table:table-cell table:style-name="ce39"/>
          <table:table-cell table:style-name="ce42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office:annotation draw:style-name="gr1" draw:text-style-name="P2" svg:width="490.48pt" svg:height="20.98pt" svg:x="199.5pt" svg:y="313.51pt" draw:caption-point-x="-11.54pt" draw:caption-point-y="-19.98pt">
              <dc:date>2017-05-17T00:00:00</dc:date>
              <text:p text:style-name="P1">hemos cogido de media la furgoneta 3 veces a al semana para venir. el resto ha sido con vehículo propio</text:p>
            </office:annotation>
            <text:p>viajes a peligros</text:p>
          </table:table-cell>
          <table:table-cell table:style-name="ce23" office:value-type="string" calcext:value-type="string">
            <text:p>0 viajes *4 €</text:p>
          </table:table-cell>
          <table:table-cell table:style-name="ce34" office:value-type="float" office:value="0" calcext:value-type="float">
            <text:p>0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7"/>
          <table:table-cell table:style-name="ce19"/>
          <table:table-cell table:style-name="ce31"/>
          <table:table-cell table:number-columns-repeated="1021"/>
        </table:table-row>
        <table:table-row table:style-name="ro1" table:number-rows-repeated="75">
          <table:table-cell table:style-name="ce12"/>
          <table:table-cell table:style-name="ce24"/>
          <table:table-cell table:style-name="ce35"/>
          <table:table-cell table:number-columns-repeated="102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" meta:object-count="0"/>
    <meta:generator>LibreOfficeDev/5.1.0.3$Linux_X86_64 LibreOffice_project/</meta:generator>
  </office:meta>
</office:document-meta>
</file>